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background-color="#808080"/>
    </style:style>
    <style:style style:name="P2" style:family="paragraph" style:parent-style-name="Standard">
      <style:paragraph-properties fo:line-height="200%" fo:text-align="justify" style:justify-single-word="false"/>
    </style:style>
    <style:style style:name="P3" style:family="paragraph" style:parent-style-name="Standard">
      <style:paragraph-properties fo:line-height="200%" fo:text-align="justify" style:justify-single-word="false"/>
      <style:text-properties style:font-name="Arial"/>
    </style:style>
    <style:style style:name="P4" style:family="paragraph" style:parent-style-name="Standard" style:list-style-name="L2">
      <style:paragraph-properties fo:line-height="200%" fo:text-align="justify" style:justify-single-word="false"/>
      <style:text-properties style:font-name="Arial"/>
    </style:style>
    <style:style style:name="P5" style:family="paragraph" style:parent-style-name="Standard" style:list-style-name="L3">
      <style:paragraph-properties fo:line-height="200%" fo:text-align="justify" style:justify-single-word="false"/>
      <style:text-properties style:font-name="Arial"/>
    </style:style>
    <style:style style:name="P6" style:family="paragraph" style:parent-style-name="Standard">
      <style:paragraph-properties fo:line-height="200%"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 style:list-style-name="">
      <style:paragraph-properties fo:line-height="200%" fo:text-align="justify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line-height="200%" fo:text-align="justify" style:justify-single-word="false" fo:padding="0.0291in" fo:border-left="none" fo:border-right="none" fo:border-top="none" fo:border-bottom="0.0008in solid #000000" style:join-border="false"/>
      <style:text-properties style:font-name="Arial"/>
    </style:style>
    <style:style style:name="P9" style:family="paragraph" style:parent-style-name="Heading_20_4" style:list-style-name="">
      <style:paragraph-properties fo:line-height="200%" fo:text-align="center" style:justify-single-word="fals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10" style:family="paragraph" style:parent-style-name="Text_20_body" style:list-style-name="L1">
      <style:paragraph-properties fo:margin-top="0in" fo:margin-bottom="0in"/>
      <style:text-properties style:font-name="Arial" fo:background-color="#808080"/>
    </style:style>
    <style:style style:name="P11" style:family="paragraph" style:parent-style-name="Text_20_body" style:list-style-name="L1">
      <style:paragraph-properties fo:margin-top="0in" fo:margin-bottom="0in"/>
      <style:text-properties style:font-name="Ari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#808080"/>
    </style:style>
    <style:style style:name="T5" style:family="text">
      <style:text-properties style:font-name="Arial"/>
    </style:style>
    <style:style style:name="T6" style:family="text">
      <style:text-properties fo:background-color="transparent"/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weight-asian="bold"/>
    </style:style>
    <style:style style:name="T14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<text:span text:style-name="T6">The Internship Experience Report</text:span></text:h>
      <text:p text:style-name="P7">1.</text:p>
      <text:p text:style-name="P3">__________________________________________________________________________</text:p>
      <text:p text:style-name="P3"><text:span text:style-name="T10">Name:</text:span> <text:tab/><text:tab/><text:tab/><text:tab/>Joshua Burkhart</text:p>
      <text:p text:style-name="P3"><text:span text:style-name="T10">Major Classification:</text:span> <text:tab/><text:tab/>Computer Science</text:p>
      <text:p text:style-name="P3"><text:span text:style-name="T10">Job Title: </text:span><text:tab/><text:tab/><text:tab/><text:tab/>Intern</text:p>
      <text:p text:style-name="P3"><text:span text:style-name="T10">Company Name: </text:span><text:tab/><text:tab/><text:tab/>Blue Medora</text:p>
      <text:p text:style-name="P3"><text:span text:style-name="T10">Department / Division Name:</text:span> <text:tab/>Systems Administration</text:p>
      <text:p text:style-name="P2"><text:span text:style-name="T8">URL: <text:tab/></text:span><text:span text:style-name="T5"><text:tab/><text:tab/><text:tab/><text:tab/>“</text:span><text:a xlink:type="simple" xlink:href="http://www.bluemedora.com/"><text:span text:style-name="T5">http://www.bluemedora.com/</text:span></text:a></text:p>
      <text:p text:style-name="P3"><text:span text:style-name="T10">Supervisor: <text:tab/></text:span><text:tab/><text:tab/><text:tab/>Nathan Owen</text:p>
      <text:p text:style-name="P3"><text:span text:style-name="T12">Supervisor Title: </text:span><text:tab/><text:tab/><text:tab/>CEO</text:p>
      <text:p text:style-name="P2"><text:span text:style-name="T8">Supervisor Email: <text:tab/></text:span><text:span text:style-name="T5"><text:tab/><text:tab/>“</text:span><text:a xlink:type="simple" xlink:href="mailto:nathan.owen@bluemedora.com"><text:span text:style-name="T5">nathan.owen@bluemedora.com</text:span></text:a><text:span text:style-name="T5">”</text:span></text:p>
      <text:p text:style-name="P3"><text:span text:style-name="T10">Period Worked: </text:span><text:tab/><text:tab/><text:tab/>May 2010 – August 2010</text:p>
      <text:p text:style-name="P3"><text:span text:style-name="T10">Total Hours Worked: </text:span><text:tab/><text:tab/>350</text:p>
      <text:p text:style-name="P8"><text:span text:style-name="T10">Date of Report:</text:span><text:tab/><text:tab/><text:tab/>7/25/2010</text:p>
      <text:p text:style-name="P3"/>
      <text:p text:style-name="P3"><text:span text:style-name="T10">2. </text:span>Blue Medora is a software development company that focuses on systems management software applications. More specifically, the software products produced are used with IBM Tivoli monitoring software. I worked largely in the System Administration department at Blue Medora, working largely with virtualized systems and network configurations used for both software production and testing.</text:p>
      <text:p text:style-name="P3"/>
      <text:p text:style-name="P3"/>
      <text:p text:style-name="P3"/>
      <text:p text:style-name="P3"><text:soft-page-break/><text:span text:style-name="T10">3. </text:span>I was involved in creating virtualized environments for software development and testing. I configured systems with AIX, Solaris, Linux, and Windows operating systems. I worked with peripheral devices, like MicroGoose, to monitor network infrastructure. I participated in formal code review meetings, assisting in the oversight of production software. I executed complex testing assignments involving virtualized distributed systems and database warehousing configuration.</text:p>
      <text:p text:style-name="P3"/>
      <text:p text:style-name="P3"><text:span text:style-name="T10">4. </text:span>I used KVM, Xen, Virtual Box, and VMware virtualization software in configuring a variety of devices. Operating Systems included AIX 5.3, AIX 5.1, Solaris 9, Solaris 10, Red Hat 4, Red Hat 5, <text:s/>SLES10, Ubuntu 10.04, and Open BSD. I used MicroGoose to send System Network Management Protocol (SNMP) signals to a virtual machine, using a bash script to shutdown servers at specific temperature level (preventing overheating). I configured APC power supplies to automatically shutdown servers in the event of a power outage. I inspected C++ code for debugging and maintainability issues for production software. I performed testing of production software using DB2 database software, Tivoli monitoring software, Blue Medora production software, virtualized networks, virtualized firewalls, virtualized machines, and distributed systems.</text:p>
      <text:p text:style-name="P3"/>
      <text:p text:style-name="P3"><text:span text:style-name="T10">5. </text:span>I gained Unix, Linux, and Windows administration and networking skills. I learned much about systems administration, software engineering processes, and production software testing. I learned specific skills in a variety of virtualization platforms (listed above). I gained experience with MicroGoose, APC, AIX, Solaris, Xen, VMware, Tivoli enterprise monitoring software, and bash scripting.</text:p>
      <text:p text:style-name="P3"/>
      <text:p text:style-name="P3"/>
      <text:p text:style-name="P3"><text:soft-page-break/><text:span text:style-name="T10">6. </text:span>During my internship at Blue Medora I learned how to work as a team doing system administration and networking tasks. I learned how to formally review code in a large group (4 to 5 people). I learned about creating and achieving iterative development goals. I learned about scheduling software testing and formally logging errors.</text:p>
      <text:p text:style-name="P3"/>
      <text:p text:style-name="P3"><text:span text:style-name="T10">7. </text:span>Despite my education not covering all of the skills required to complete my internship, the courses taken at GVSU brought me to a point where I was capable of much self-education. Specifically, I was far too unfamiliar with virtualization, bash scripting, windows administration, and C++ programming than I should have been. I feel that these are all things that I should have been introduced to in the GVSU CS program.</text:p>
      <text:p text:style-name="P3"/>
      <text:p text:style-name="P3"><text:span text:style-name="T10">8. </text:span>I feel this internship assisted me in my career path in that it showed me the daily goings on of a local software development company. The setting was attractive, the coworkers friendly, the mood relaxed, and the work enjoyable. I plan to continue working at Blue Medora following the term of this internship.</text:p>
      <text:p text:style-name="P3"/>
      <text:p text:style-name="P3"><text:span text:style-name="T10">9. </text:span>This internship showed me how little I knew about Linux / Unix system administration and bash scripting. I was also taught a valuable lesson in virtualization of systems and networks.</text:p>
      <text:p text:style-name="P3"/>
      <text:p text:style-name="P3"><text:span text:style-name="T10">10. </text:span>The top three things I liked about my internship:</text:p>
      <text:list xml:id="list38426747" text:style-name="L2">
        <text:list-item>
          <text:list>
            <text:list-item>
              <text:list>
                <text:list-item>
                  <text:p text:style-name="P4">I had a flexible schedule</text:p>
                </text:list-item>
                <text:list-item>
                  <text:p text:style-name="P4">I learned a lot about my prospective field</text:p>
                </text:list-item>
                <text:list-item>
                  <text:p text:style-name="P4">I worked with coworkers that shared my interests</text:p>
                </text:list-item>
              </text:list>
            </text:list-item>
          </text:list>
        </text:list-item>
      </text:list>
      <text:p text:style-name="P3"/>
      <text:p text:style-name="P6"/>
      <text:p text:style-name="P3"><text:soft-page-break/><text:span text:style-name="T10">11. </text:span>The top three things I disliked about my internship:</text:p>
      <text:list xml:id="list38443866" text:style-name="L3">
        <text:list-item>
          <text:list>
            <text:list-item>
              <text:list>
                <text:list-item>
                  <text:p text:style-name="P5">I was not payed a lot of money</text:p>
                </text:list-item>
                <text:list-item>
                  <text:p text:style-name="P5">I had to complete somewhat tedious tasks at times</text:p>
                </text:list-item>
                <text:list-item>
                  <text:p text:style-name="P5">I had to log all of my activities over the course of the entire summer</text:p>
                </text:list-item>
              </text:list>
            </text:list-item>
          </text:list>
        </text:list-item>
      </text:list>
      <text:p text:style-name="P3"/>
      <text:p text:style-name="P3"><text:span text:style-name="T10">12. </text:span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Burkhart</meta:initial-creator>
    <meta:creation-date>2010-07-25T18:40:55.32</meta:creation-date>
    <dc:date>2010-07-26T18:42:00.71</dc:date>
    <dc:creator>Joshua Burkhart</dc:creator>
    <meta:editing-duration>PT01H53M33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4" meta:paragraph-count="32" meta:word-count="637" meta:character-count="4243"/>
  </office:meta>
</office:document-meta>
</file>